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29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visibility="collapse" table:default-cell-style-name="Default"/>
        <table:table-column table:style-name="co2" table:number-columns-repeated="9" table:default-cell-style-name="Default"/>
        <table:table-row table:style-name="ro1" table:number-rows-repeated="8">
          <table:table-cell table:number-columns-repeated="11"/>
        </table:table-row>
        <table:table-row table:style-name="ro1">
          <table:table-cell table:number-columns-repeated="4"/>
          <table:table-cell table:style-name="ce1"/>
          <table:table-cell table:number-columns-repeated="6"/>
        </table:table-row>
        <table:table-row table:style-name="ro1" table:number-rows-repeated="11">
          <table:table-cell table:number-columns-repeated="11"/>
        </table:table-row>
        <table:table-row table:style-name="ro1">
          <table:table-cell office:value-type="string" calcext:value-type="string">
            <text:p>Size</text:p>
          </table:table-cell>
          <table:table-cell/>
          <table:table-cell office:value-type="string" calcext:value-type="string">
            <text:p>shift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ln</text:p>
          </table:table-cell>
          <table:table-cell office:value-type="string" calcext:value-type="string">
            <text:p>ln-1</text:p>
          </table:table-cell>
          <table:table-cell office:value-type="string" calcext:value-type="string">
            <text:p>ln-2</text:p>
          </table:table-cell>
          <table:table-cell office:value-type="string" calcext:value-type="string">
            <text:p>error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6.372281" calcext:value-type="float">
            <text:p>6.37228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627719" calcext:value-type="float">
            <text:p>0.627719</text:p>
          </table:table-cell>
          <table:table-cell office:value-type="float" office:value="2" calcext:value-type="float">
            <text:p>2</text:p>
          </table:table-cell>
          <table:table-cell office:value-type="float" office:value="6.372281" calcext:value-type="float">
            <text:p>6.372281</text:p>
          </table:table-cell>
          <table:table-cell table:style-name="ce1" office:value-type="float" office:value="0.0000000004788611" calcext:value-type="float">
            <text:p>4.79E-0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0.005" calcext:value-type="float">
            <text:p>0.005</text:p>
          </table:table-cell>
          <table:table-cell office:value-type="float" office:value="67.840399" calcext:value-type="float">
            <text:p>67.840399</text:p>
          </table:table-cell>
          <table:table-cell office:value-type="float" office:value="20.431729" calcext:value-type="float">
            <text:p>20.431729</text:p>
          </table:table-cell>
          <table:table-cell office:value-type="float" office:value="4.455992" calcext:value-type="float">
            <text:p>4.455992</text:p>
          </table:table-cell>
          <table:table-cell office:value-type="float" office:value="0.512543" calcext:value-type="float">
            <text:p>0.512543</text:p>
          </table:table-cell>
          <table:table-cell office:value-type="float" office:value="0.55164" calcext:value-type="float">
            <text:p>0.55164</text:p>
          </table:table-cell>
          <table:table-cell office:value-type="float" office:value="0.629808" calcext:value-type="float">
            <text:p>0.629808</text:p>
          </table:table-cell>
          <table:table-cell table:style-name="ce1" office:value-type="float" office:value="0.000000000896167" calcext:value-type="float">
            <text:p>8.96E-0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0.021" calcext:value-type="float">
            <text:p>0.021</text:p>
          </table:table-cell>
          <table:table-cell office:value-type="float" office:value="270.495189" calcext:value-type="float">
            <text:p>270.495189</text:p>
          </table:table-cell>
          <table:table-cell office:value-type="float" office:value="81.223819" calcext:value-type="float">
            <text:p>81.223819</text:p>
          </table:table-cell>
          <table:table-cell office:value-type="float" office:value="17.235222" calcext:value-type="float">
            <text:p>17.235222</text:p>
          </table:table-cell>
          <table:table-cell office:value-type="float" office:value="0.503097" calcext:value-type="float">
            <text:p>0.503097</text:p>
          </table:table-cell>
          <table:table-cell office:value-type="float" office:value="0.512479" calcext:value-type="float">
            <text:p>0.512479</text:p>
          </table:table-cell>
          <table:table-cell office:value-type="float" office:value="0.528819" calcext:value-type="float">
            <text:p>0.528819</text:p>
          </table:table-cell>
          <table:table-cell table:style-name="ce1" office:value-type="float" office:value="0.0000000009747527" calcext:value-type="float">
            <text:p>9.75E-01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0.099" calcext:value-type="float">
            <text:p>0.099</text:p>
          </table:table-cell>
          <table:table-cell office:value-type="float" office:value="608.253606" calcext:value-type="float">
            <text:p>608.253606</text:p>
          </table:table-cell>
          <table:table-cell office:value-type="float" office:value="182.544889" calcext:value-type="float">
            <text:p>182.544889</text:p>
          </table:table-cell>
          <table:table-cell office:value-type="float" office:value="38.53868" calcext:value-type="float">
            <text:p>38.53868</text:p>
          </table:table-cell>
          <table:table-cell office:value-type="float" office:value="0.501373" calcext:value-type="float">
            <text:p>0.501373</text:p>
          </table:table-cell>
          <table:table-cell office:value-type="float" office:value="0.505511" calcext:value-type="float">
            <text:p>0.505511</text:p>
          </table:table-cell>
          <table:table-cell office:value-type="float" office:value="0.512543" calcext:value-type="float">
            <text:p>0.512543</text:p>
          </table:table-cell>
          <table:table-cell table:style-name="ce1" office:value-type="float" office:value="0.0000000008" calcext:value-type="float">
            <text:p>8.00E-01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0.282" calcext:value-type="float">
            <text:p>0.282</text:p>
          </table:table-cell>
          <table:table-cell office:value-type="float" office:value="1081.115447" calcext:value-type="float">
            <text:p>1081.115447</text:p>
          </table:table-cell>
          <table:table-cell office:value-type="float" office:value="324.394506" calcext:value-type="float">
            <text:p>324.394506</text:p>
          </table:table-cell>
          <table:table-cell office:value-type="float" office:value="68.364136" calcext:value-type="float">
            <text:p>68.364136</text:p>
          </table:table-cell>
          <table:table-cell office:value-type="float" office:value="0.500772" calcext:value-type="float">
            <text:p>0.500772</text:p>
          </table:table-cell>
          <table:table-cell office:value-type="float" office:value="0.503096" calcext:value-type="float">
            <text:p>0.503096</text:p>
          </table:table-cell>
          <table:table-cell office:value-type="float" office:value="0.507004" calcext:value-type="float">
            <text:p>0.507004</text:p>
          </table:table-cell>
          <table:table-cell table:style-name="ce1" office:value-type="float" office:value="0.0000000009863285" calcext:value-type="float">
            <text:p>9.86E-01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office:value-type="float" office:value="50000" calcext:value-type="float">
            <text:p>50000</text:p>
          </table:table-cell>
          <table:table-cell office:value-type="float" office:value="212.621" calcext:value-type="float">
            <text:p>212.621</text:p>
          </table:table-cell>
          <table:table-cell office:value-type="float" office:value="1689.080688" calcext:value-type="float">
            <text:p>1689.080688</text:p>
          </table:table-cell>
          <table:table-cell office:value-type="float" office:value="506.772618" calcext:value-type="float">
            <text:p>506.772618</text:p>
          </table:table-cell>
          <table:table-cell office:value-type="float" office:value="106.711318" calcext:value-type="float">
            <text:p>106.711318</text:p>
          </table:table-cell>
          <table:table-cell office:value-type="float" office:value="0.499039" calcext:value-type="float">
            <text:p>0.499039</text:p>
          </table:table-cell>
          <table:table-cell office:value-type="float" office:value="0.501061" calcext:value-type="float">
            <text:p>0.501061</text:p>
          </table:table-cell>
          <table:table-cell office:value-type="float" office:value="0.504326" calcext:value-type="float">
            <text:p>0.504326</text:p>
          </table:table-cell>
          <table:table-cell table:style-name="ce1" office:value-type="float" office:value="0.00557" calcext:value-type="float">
            <text:p>5.57E-003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Size</text:p>
          </table:table-cell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ln</text:p>
          </table:table-cell>
          <table:table-cell office:value-type="string" calcext:value-type="string">
            <text:p>ln-1</text:p>
          </table:table-cell>
          <table:table-cell office:value-type="string" calcext:value-type="string">
            <text:p>ln-2</text:p>
          </table:table-cell>
          <table:table-cell office:value-type="string" calcext:value-type="string">
            <text:p>error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6.372281" calcext:value-type="float">
            <text:p>6.37228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627719" calcext:value-type="float">
            <text:p>0.627719</text:p>
          </table:table-cell>
          <table:table-cell office:value-type="float" office:value="2" calcext:value-type="float">
            <text:p>2</text:p>
          </table:table-cell>
          <table:table-cell office:value-type="float" office:value="6.372281" calcext:value-type="float">
            <text:p>6.372281</text:p>
          </table:table-cell>
          <table:table-cell table:style-name="ce1" office:value-type="float" office:value="0.00000000049" calcext:value-type="float">
            <text:p>4.90E-0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249" calcext:value-type="float">
            <text:p>249</text:p>
          </table:table-cell>
          <table:table-cell office:value-type="float" office:value="0.012" calcext:value-type="float">
            <text:p>0.012</text:p>
          </table:table-cell>
          <table:table-cell office:value-type="float" office:value="67.840399" calcext:value-type="float">
            <text:p>67.840399</text:p>
          </table:table-cell>
          <table:table-cell office:value-type="float" office:value="20.431729" calcext:value-type="float">
            <text:p>20.431729</text:p>
          </table:table-cell>
          <table:table-cell office:value-type="float" office:value="4.455992" calcext:value-type="float">
            <text:p>4.455992</text:p>
          </table:table-cell>
          <table:table-cell office:value-type="float" office:value="0.512543" calcext:value-type="float">
            <text:p>0.512543</text:p>
          </table:table-cell>
          <table:table-cell office:value-type="float" office:value="0.55164" calcext:value-type="float">
            <text:p>0.55164</text:p>
          </table:table-cell>
          <table:table-cell office:value-type="float" office:value="0.629808" calcext:value-type="float">
            <text:p>0.629808</text:p>
          </table:table-cell>
          <table:table-cell table:style-name="ce1" office:value-type="float" office:value="0.0000000009393" calcext:value-type="float">
            <text:p>9.39E-0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0.256" calcext:value-type="float">
            <text:p>0.256</text:p>
          </table:table-cell>
          <table:table-cell office:value-type="float" office:value="270.495189" calcext:value-type="float">
            <text:p>270.495189</text:p>
          </table:table-cell>
          <table:table-cell office:value-type="float" office:value="81.223819" calcext:value-type="float">
            <text:p>81.223819</text:p>
          </table:table-cell>
          <table:table-cell office:value-type="float" office:value="17.235222" calcext:value-type="float">
            <text:p>17.235222</text:p>
          </table:table-cell>
          <table:table-cell office:value-type="float" office:value="0.503097" calcext:value-type="float">
            <text:p>0.503097</text:p>
          </table:table-cell>
          <table:table-cell office:value-type="float" office:value="0.512479" calcext:value-type="float">
            <text:p>0.512479</text:p>
          </table:table-cell>
          <table:table-cell office:value-type="float" office:value="0.528819" calcext:value-type="float">
            <text:p>0.528819</text:p>
          </table:table-cell>
          <table:table-cell table:style-name="ce1" office:value-type="float" office:value="0.000000000994" calcext:value-type="float">
            <text:p>9.94E-01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float" office:value="1939" calcext:value-type="float">
            <text:p>1939</text:p>
          </table:table-cell>
          <table:table-cell office:value-type="float" office:value="1.793" calcext:value-type="float">
            <text:p>1.793</text:p>
          </table:table-cell>
          <table:table-cell office:value-type="float" office:value="608.253606" calcext:value-type="float">
            <text:p>608.253606</text:p>
          </table:table-cell>
          <table:table-cell office:value-type="float" office:value="182.544889" calcext:value-type="float">
            <text:p>182.544889</text:p>
          </table:table-cell>
          <table:table-cell office:value-type="float" office:value="38.53868" calcext:value-type="float">
            <text:p>38.53868</text:p>
          </table:table-cell>
          <table:table-cell office:value-type="float" office:value="0.501373" calcext:value-type="float">
            <text:p>0.501373</text:p>
          </table:table-cell>
          <table:table-cell office:value-type="float" office:value="0.505511" calcext:value-type="float">
            <text:p>0.505511</text:p>
          </table:table-cell>
          <table:table-cell office:value-type="float" office:value="0.512543" calcext:value-type="float">
            <text:p>0.512543</text:p>
          </table:table-cell>
          <table:table-cell table:style-name="ce1" office:value-type="float" office:value="0.0000000009936" calcext:value-type="float">
            <text:p>9.94E-01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office:value-type="float" office:value="3262" calcext:value-type="float">
            <text:p>3262</text:p>
          </table:table-cell>
          <table:table-cell office:value-type="float" office:value="7.379" calcext:value-type="float">
            <text:p>7.379</text:p>
          </table:table-cell>
          <table:table-cell office:value-type="float" office:value="1081.115447" calcext:value-type="float">
            <text:p>1081.115447</text:p>
          </table:table-cell>
          <table:table-cell office:value-type="float" office:value="324.394506" calcext:value-type="float">
            <text:p>324.394506</text:p>
          </table:table-cell>
          <table:table-cell office:value-type="float" office:value="68.364136" calcext:value-type="float">
            <text:p>68.364136</text:p>
          </table:table-cell>
          <table:table-cell office:value-type="float" office:value="0.500772" calcext:value-type="float">
            <text:p>0.500772</text:p>
          </table:table-cell>
          <table:table-cell office:value-type="float" office:value="0.503096" calcext:value-type="float">
            <text:p>0.503096</text:p>
          </table:table-cell>
          <table:table-cell office:value-type="float" office:value="0.507004" calcext:value-type="float">
            <text:p>0.507004</text:p>
          </table:table-cell>
          <table:table-cell table:style-name="ce1" office:value-type="float" office:value="0.000000000997" calcext:value-type="float">
            <text:p>9.97E-01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office:value-type="float" office:value="4974" calcext:value-type="float">
            <text:p>4974</text:p>
          </table:table-cell>
          <table:table-cell office:value-type="float" office:value="22.997" calcext:value-type="float">
            <text:p>22.997</text:p>
          </table:table-cell>
          <table:table-cell office:value-type="float" office:value="1689.080688" calcext:value-type="float">
            <text:p>1689.080688</text:p>
          </table:table-cell>
          <table:table-cell office:value-type="float" office:value="506.772618" calcext:value-type="float">
            <text:p>506.772618</text:p>
          </table:table-cell>
          <table:table-cell office:value-type="float" office:value="106.711318" calcext:value-type="float">
            <text:p>106.711318</text:p>
          </table:table-cell>
          <table:table-cell office:value-type="float" office:value="0.500494" calcext:value-type="float">
            <text:p>0.500494</text:p>
          </table:table-cell>
          <table:table-cell office:value-type="float" office:value="0.501978" calcext:value-type="float">
            <text:p>0.501978</text:p>
          </table:table-cell>
          <table:table-cell office:value-type="float" office:value="0.500468" calcext:value-type="float">
            <text:p>0.500468</text:p>
          </table:table-cell>
          <table:table-cell table:style-name="ce1" office:value-type="float" office:value="0.000000000997" calcext:value-type="float">
            <text:p>9.97E-0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8T17:44:10.925968580</meta:creation-date>
    <meta:generator>LibreOffice/4.2.7.2$Linux_X86_64 LibreOffice_project/420m0$Build-2</meta:generator>
    <dc:date>2015-04-29T19:13:45.742656467</dc:date>
    <meta:editing-duration>PT23H59M14S</meta:editing-duration>
    <meta:editing-cycles>1</meta:editing-cycles>
    <meta:document-statistic meta:table-count="1" meta:cell-count="140" meta:object-count="0"/>
  </office:meta>
</office:document-meta>
</file>